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Text_20_body">
      <style:paragraph-properties fo:text-align="start" style:justify-single-word="false"/>
      <style:text-properties fo:font-variant="normal" fo:text-transform="none" fo:color="#000000" style:font-name="sans-serif" fo:font-size="12pt" fo:letter-spacing="normal" fo:font-style="normal" fo:font-weight="bold" style:font-weight-asian="bold" style:font-weight-complex="bold"/>
    </style:style>
    <style:style style:name="P4" style:family="paragraph" style:parent-style-name="Text_20_body">
      <style:paragraph-properties fo:text-align="start" style:justify-single-word="false"/>
      <style:text-properties fo:font-variant="normal" fo:text-transform="none" fo:color="#000000" style:font-name="sans-serif" fo:font-size="12pt" fo:letter-spacing="normal" fo:font-style="normal" fo:font-weight="normal" style:font-weight-asian="normal" style:font-weight-complex="normal"/>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6" style:family="paragraph" style:parent-style-name="Heading_20_1">
      <style:paragraph-properties fo:text-align="center" style:justify-single-word="false"/>
      <style:text-properties fo:font-variant="normal" fo:text-transform="none" fo:color="#000000" style:font-name="sans-serif" fo:font-size="12pt" fo:letter-spacing="normal" fo:font-style="normal" fo:font-weight="bold" style:font-weight-asian="bold" style:font-weight-complex="bold"/>
    </style:style>
    <style:style style:name="P7" style:family="paragraph" style:parent-style-name="Text_20_body">
      <style:paragraph-properties fo:text-align="start" style:justify-single-word="false"/>
      <style:text-properties fo:font-variant="normal" fo:text-transform="none" fo:color="#000000" style:font-name="Verdana" fo:font-size="9pt" fo:letter-spacing="normal" fo:font-style="normal" fo:font-weight="normal" style:font-weight-asian="normal" style:font-weight-complex="normal"/>
    </style:style>
    <style:style style:name="T1" style:family="text">
      <style:text-properties fo:font-variant="normal" fo:text-transform="none" fo:color="#000000" style:font-name="Verdana" fo:font-size="9pt" fo:letter-spacing="normal" fo:font-style="normal" fo:font-weight="normal"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firstHeading"/>The Cathedral of Santiago de Compostela vs<text:bookmark text:name="firstHeading1"/> St. Vitus Cathedral</text:h>
      <text:p text:style-name="P4"/>
      <text:p text:style-name="P3">INTRODUCTION</text:p>
      <text:p text:style-name="Text_20_body">Gothic architecture made its initial appearance (c.1140) in the Île-de-France, the royal domain of the Capetian kings. However, the inception of the style owes much to several generations of prior experimentation, particularly in Normandy (see <text:a xlink:type="simple" xlink:href="http://www.infoplease.com/ce6/world/A0835888.html">Norman architecture</text:a>). Although individual components in Gothic architecture, such as ribbed vaulting and the pointed arch, had been employed in Romanesque construction, they had not previously received such a purposeful and consistent application. While the structural value of the Gothic rib has been contested, its formal significance cannot be overestimated. It served above all to delineate the vaults with a skeletal web that gave to the entire structure an articulation of impressive clarity.<text:line-break/></text:p>
      <text:p text:style-name="P5">In plan the High Gothic cathedral remained faithful to the traditional basilican form. It consisted of a central nave flanked by aisles, with or without transept, and was terminated by a choir surrounded by an ambulatory with chapels. These elements, however, were no longer treated as single units but were formally integrated within a unified spatial scheme. The exterior view was frequently dominated by twin towers. The facade was pierced by entrance portals often lavishly decorated with sculpture, and at a higher level appeared a central stained glass rose window. Additional towers frequently rose above the crossing and the arms of the transept, which often had entrance portals and sculpture of their own. Around the upper part of the edifice was a profusion of flying buttresses and pinnacles.<text:span text:style-name="T1"><text:line-break/></text:span></text:p>
      <text:p text:style-name="P3">gothic architecture in Spain </text:p>
      <text:p text:style-name="P7">Gothic architecture in Spain followed Romanesque and Moorish architecture. It was becouse in this country was living many different cultures, since, it has a nice posibilities how country</text:p>
      <text:p text:style-name="P7">Later, the Christianization of Moorish structures would change a major makeover of practically every facet of life. Many cities skipped right over Romanesque architecture, making Gothic architecture their first post-Islamic Christian architectural style. </text:p>
      <text:p text:style-name="P3"/>
      <text:p text:style-name="P3">Santiago de Compostela Cathedral history.</text:p>
      <text:p text:style-name="Text_20_body">A church was built over St. James' tomb after it was discovered in 819 AD. Al-Mansur's Moorish destroyed it in 997, the relics were relics of the Apostle undisturbed. He forced Santiago's citizens to carry the bells of the tower to the mosque in Cordoba (they have since been returned). Construction began in 1060 in the reign of Alfonso VI and was completed in 1211.</text:p>
      <text:p text:style-name="Text_20_body">Various elements were added in later centuries, culminating in the dramatic Baroque-Gothic transformation of the exterior. The interior of the cathedral, however, retains its Early Romanesque style.</text:p>
      <text:p text:style-name="Text_20_body">The remains of St. James, the raison d'être of the cathedral, were lost in 1700 after being hidden before an English invasion. Fortunately, they were rediscovered during building work in 1879.</text:p>
      <text:p text:style-name="Text_20_body"/>
      <text:p text:style-name="Text_20_body">Actually, three skeletons were found, presumed to be James and two of his disciples. The one belonging to the Apostle was identified thanks to a church in Tuscany, which possessed a piece of his skull that exactly fitted a gap in one of the discovered skulls. The identity was confirmed in 1884 by Pope Leo XIII and reinforced by John Paul II's visit in 1982.</text:p>
      <text:p text:style-name="Standard"/>
      <text:p text:style-name="P1">Exterior</text:p>
      <text:p text:style-name="P2"><text:soft-page-break/>I will explain exterior santiago cathedral becouse its style its pure gothic style, and I was explaning a little bit about gothic style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meta:initial-creator>
    <meta:creation-date>2011-12-04T15:59:59</meta:creation-date>
    <dc:date>2011-12-05T04:52:39</dc:date>
    <dc:creator>Luis </dc:creator>
    <meta:editing-duration>PT3H3M50S</meta:editing-duration>
    <meta:editing-cycles>4</meta:editing-cycles>
    <meta:generator>LibreOffice/3.3$Linux LibreOffice_project/330m19$Build-401</meta:generator>
    <meta:document-statistic meta:table-count="0" meta:image-count="0" meta:object-count="0" meta:page-count="2" meta:paragraph-count="14" meta:word-count="530" meta:character-count="3401"/>
  </office:meta>
</office:document-meta>
</file>